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over accent="true">
                          <mi>i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ω</mi>
                          <mo stretchy="false">˙</mo>
                        </mover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row>
                            <mo stretchy="false">−</mo>
                            <mi>R</mi>
                          </mrow>
                          <mo stretchy="false">/</mo>
                          <mi>L</mi>
                        </mrow>
                      </mtd>
                      <mtd>
                        <mrow>
                          <mrow>
                            <mo stretchy="false">−</mo>
                            <mi>k</mi>
                          </mrow>
                          <mo stretchy="false">/</mo>
                          <mi>L</mi>
                        </mrow>
                      </mtd>
                    </mtr>
                    <mtr>
                      <mtd>
                        <mrow>
                          <mi>k</mi>
                          <mo stretchy="false">/</mo>
                          <mi>J</mi>
                        </mrow>
                      </mtd>
                      <mtd>
                        <mrow>
                          <mrow>
                            <mo stretchy="false">−</mo>
                            <mi>D</mi>
                          </mrow>
                          <mo stretchy="false">/</mo>
                          <mi>J</mi>
                        </mrow>
                      </mtd>
                    </mtr>
                  </mtable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table>
                    <mtr>
                      <mtd>
                        <mi>i</mi>
                      </mtd>
                    </mtr>
                    <mtr>
                      <mtd>
                        <mi>ω</mi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row>
                          <mn>1</mn>
                          <mo stretchy="false">/</mo>
                          <mi>L</mi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</mrow>
            <msub>
              <mi>v</mi>
              <mi>s</mi>
            </msub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over accent="true">
                          <mi>θ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ω</mi>
                          <mo stretchy="false">˙</mo>
                        </mover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row>
                          <mrow>
                            <mo stretchy="false">−</mo>
                            <msub>
                              <mi>k</mi>
                              <mi>i</mi>
                            </msub>
                          </mrow>
                          <mi>γ</mi>
                        </mrow>
                      </mtd>
                      <mtd>
                        <mrow>
                          <mrow>
                            <mo stretchy="false">−</mo>
                            <msub>
                              <mi>k</mi>
                              <mi>p</mi>
                            </msub>
                          </mrow>
                          <mi>γ</mi>
                        </mrow>
                      </mtd>
                    </mtr>
                  </mtable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table>
                    <mtr>
                      <mtd>
                        <mi>θ</mi>
                      </mtd>
                    </mtr>
                    <mtr>
                      <mtd>
                        <mi>ω</mi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sub>
                          <mi mathvariant="italic">γk</mi>
                          <mi>i</mi>
                        </msub>
                      </mtd>
                    </mtr>
                  </mtable>
                </mrow>
                <mo fence="true" form="postfix" stretchy="true">)</mo>
              </mrow>
            </mrow>
            <msub>
              <mi>θ</mi>
              <mi>s</mi>
            </msub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over accent="true">
                          <mi>y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θ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ω</mi>
                          <mo stretchy="false">˙</mo>
                        </mover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  <mtd>
                        <mover accent="true">
                          <msub>
                            <mi>s</mi>
                            <mi>s</mi>
                          </msub>
                          <mo stretchy="false">˙</mo>
                        </mover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sub>
                            <mi>k</mi>
                            <mi>t</mi>
                          </msub>
                        </mrow>
                      </mtd>
                      <mtd>
                        <mrow>
                          <mrow>
                            <mo stretchy="false">−</mo>
                            <msub>
                              <mi>k</mi>
                              <mi>i</mi>
                            </msub>
                          </mrow>
                          <mi>γ</mi>
                        </mrow>
                      </mtd>
                      <mtd>
                        <mrow>
                          <mrow>
                            <mo stretchy="false">−</mo>
                            <msub>
                              <mi>k</mi>
                              <mi>p</mi>
                            </msub>
                          </mrow>
                          <mi>γ</mi>
                        </mrow>
                      </mtd>
                    </mtr>
                  </mtable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table>
                    <mtr>
                      <mtd>
                        <mi>y</mi>
                      </mtd>
                    </mtr>
                    <mtr>
                      <mtd>
                        <mi>θ</mi>
                      </mtd>
                    </mtr>
                    <mtr>
                      <mtd>
                        <mi>ω</mi>
                      </mtd>
                    </mtr>
                  </mtable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sub>
                            <mi mathvariant="italic">γk</mi>
                            <mi>t</mi>
                          </msub>
                          <msub>
                            <mi>k</mi>
                            <mi>i</mi>
                          </msub>
                        </mrow>
                      </mtd>
                    </mtr>
                  </mtable>
                </mrow>
                <mo fence="true" form="postfix" stretchy="true">)</mo>
              </mrow>
            </mrow>
            <msub>
              <mi>y</mi>
              <mi>s</mi>
            </msub>
          </mrow>
        </mtd>
      </mtr>
      <mtr>
        <mtd>
          <mrow/>
        </mtd>
      </mtr>
      <mtr>
        <mtd>
          <mrow>
            <mrow>
              <mi>α</mi>
              <mo stretchy="false">=</mo>
              <mfrac>
                <mi>L</mi>
                <mrow>
                  <mn>2</mn>
                  <msub>
                    <mi mathvariant="italic">rV</mi>
                    <mi mathvariant="italic">cap</mi>
                  </msub>
                </mrow>
              </mfrac>
            </mrow>
            <mfrac>
              <msub>
                <mi>θ</mi>
                <mi>e</mi>
              </msub>
              <mi mathvariant="italic">δt</mi>
            </mfrac>
          </mrow>
        </mtd>
      </mtr>
    </mtable>
    <annotation encoding="StarMath 5.0"> 
left( matrix{dot i ## dot ω } right) = left( matrix{ -R/L # -k/L ## k/J # -D/J } right)  left( matrix{i ## ω} right) + left( matrix{ 1/L ## 0} right) v_{s} newline newline

left( matrix{dot θ ## dot ω } right) = left( matrix{ 0 # 1 ## -k_{i}γ # -k_{p}γ } right)  left( matrix{θ ## ω} right) + left( matrix{ 0 ## γk_{i}} right)θ_{s}newline newline

left( matrix{dot y ## dot θ ## dot ω } right) = left( matrix{ 0 # dot s_{s} # 0 ## 0 # 0 # 1 ## -k_{t} # -k_{i}γ # -k_{p}γ } right)  
left( matrix{y ## θ ## ω} right) + left( matrix{0 ## 0 ## γk_{t}k_{i}} right)y_{s}newline newline

α = {L} over {2rV_{cap}}{θ_{e}} over {δt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0:18:05.197243279</meta:creation-date>
    <dc:date>2026-03-02T22:06:39.990584463</dc:date>
    <meta:editing-duration>PT44M2S</meta:editing-duration>
    <meta:editing-cycles>2</meta:editing-cycles>
    <meta:generator>LibreOffice/25.8.5.2$Linux_X86_64 LibreOffice_project/580$Build-2</meta:generator>
  </office:meta>
</office:document-meta>
</file>